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2408ea" officeooo:paragraph-rsid="002408ea"/>
    </style:style>
    <style:style style:name="P2" style:family="paragraph" style:parent-style-name="Standard">
      <style:text-properties officeooo:rsid="00275576" officeooo:paragraph-rsid="00275576"/>
    </style:style>
    <style:style style:name="P3" style:family="paragraph" style:parent-style-name="Standard">
      <style:text-properties officeooo:rsid="0028f578" officeooo:paragraph-rsid="0028f578"/>
    </style:style>
    <style:style style:name="P4" style:family="paragraph" style:parent-style-name="Standard" style:master-page-name="Standard">
      <style:paragraph-properties style:page-number="auto"/>
      <style:text-properties officeooo:rsid="0028f578" officeooo:paragraph-rsid="0028f5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OS DE FOMENTO DE SAN SEBASTIAN</text:p>
      <text:p text:style-name="P1"/>
      <text:p text:style-name="P2">PISOS TURISTICOS DONOSTIA <text:tab/>4639</text:p>
      <text:p text:style-name="P3">REGLADOS (cumple con fiscalidad)<text:tab/>2215</text:p>
      <text:p text:style-name="P3">NO REGLADOS<text:tab/><text:tab/><text:tab/>2424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non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u" fo:country="non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u" fo:country="non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212cm" style:contextual-spacing="false" style:page-number="auto" fo:keep-with-next="always"/>
      <style:text-properties fo:text-transform="uppercase" fo:language="eu" fo:country="none" style:text-underline-style="solid" style:text-underline-width="auto" style:text-underline-color="font-color" fo:font-weight="bold" style:letter-kerning="true" style:font-weight-asian="bold"/>
    </style:style>
    <style:style style:name="Heading_20_2" style:display-name="Heading 2" style:family="paragraph" style:hidden="true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language="eu" fo:country="none" fo:font-weight="bold" style:font-weight-asian="bold"/>
    </style:style>
    <style:style style:name="Heading_20_3" style:display-name="Heading 3" style:family="paragraph" style:parent-style-name="Standard" style:next-style-name="normal2" style:default-outline-level="3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language="eu" fo:country="none" fo:font-weight="bold" style:font-weight-asian="bold"/>
    </style:style>
    <style:style style:name="Header" style:family="paragraph" style:parent-style-name="Standard" style:class="extra">
      <style:paragraph-properties fo:margin-left="0cm" fo:margin-righ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normal2" style:family="paragraph" style:parent-style-name="Standard">
      <style:paragraph-properties fo:margin-left="1.501cm" fo:margin-right="0cm" fo:text-indent="0cm" style:auto-text-indent="false"/>
      <style:text-properties fo:language="eu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euskera" style:display-name="Texto euskera" style:family="paragraph" style:parent-style-name="Text_20_body">
      <style:paragraph-properties fo:margin-left="0cm" fo:margin-right="0.379cm" fo:text-indent="0cm" style:auto-text-indent="false"/>
    </style:style>
    <style:style style:name="Texto_20_castellano" style:display-name="Texto castellano" style:family="paragraph" style:parent-style-name="Text_20_body">
      <style:paragraph-properties fo:margin-left="0.379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75cm" fo:margin-bottom="2.02cm" fo:margin-left="2.501cm" fo:margin-right="1.3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08:44:16.553000000</meta:creation-date>
    <meta:editing-cycles>3</meta:editing-cycles>
    <meta:editing-duration>PT1H9M52S</meta:editing-duration>
    <meta:generator>LibreOffice/4.1.3.2$Windows_x86 LibreOffice_project/70feb7d99726f064edab4605a8ab840c50ec57a</meta:generator>
    <dc:date>2016-08-30T09:55:31.376000000</dc:date>
    <meta:document-statistic meta:table-count="0" meta:image-count="0" meta:object-count="0" meta:page-count="1" meta:paragraph-count="4" meta:word-count="18" meta:character-count="119" meta:non-whitespace-character-count="102"/>
    <meta:template xlink:type="simple" xlink:actuate="onRequest" xlink:title="normal" xlink:href="../../../../../NORMA/plantill/Libreoffice/normal.ott" meta:date="2016-08-30T08:44:15.232000000"/>
  </office:meta>
</office:document-meta>
</file>